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draw:auto-grow-height="true" fo:min-height="17.504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draw:auto-grow-height="true" fo:min-height="18.13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 To Linux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Intro to Linux</text:p>
            <text:p text:style-name="P1">Derek Carter &lt;<text:a xlink:href="mailto:goozbach@friocorte.com">goozbach@friocorte.com</text:a>&gt;</text:p>
            <text:p text:style-name="P1">http://www.friocorte.com/presentation/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4" draw:text-style-name="P1" draw:layer="layout" svg:width="25.199cm" svg:height="17.504cm" svg:x="1.4cm" svg:y="1.27cm" presentation:class="subtitle" presentation:user-transformed="true">
          <draw:text-box>
            <text:p text:style-name="P1">Hist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FSF GNU GP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Core Principl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4" draw:text-style-name="P1" draw:layer="layout" svg:width="25.199cm" svg:height="17.504cm" svg:x="1.4cm" svg:y="1.27cm" presentation:class="subtitle" presentation:user-transformed="true">
          <draw:text-box>
            <text:p text:style-name="P1">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4" draw:text-style-name="P1" draw:layer="layout" svg:width="25.199cm" svg:height="17.504cm" svg:x="1.4cm" svg:y="1.27cm" presentation:class="subtitle" presentation:user-transformed="true">
          <draw:text-box>
            <text:p text:style-name="P1">Distro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Proces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Communication Channel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4" draw:text-style-name="P1" draw:layer="layout" svg:width="25.199cm" svg:height="17.504cm" svg:x="1.4cm" svg:y="1.27cm" presentation:class="subtitle" presentation:user-transformed="true">
          <draw:text-box>
            <text:p text:style-name="P1">Command Line Too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*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Shell Trick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Vim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8.139cm" svg:x="1.4cm" svg:y="0.635cm" presentation:class="subtitle" presentation:user-transformed="true">
          <draw:text-box>
            <text:p text:style-name="P1">Advanced Trick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10-03T18:26:33</meta:creation-date>
    <dc:date>2006-10-03T18:37:03</dc:date>
    <dc:language>en-US</dc:language>
    <meta:editing-cycles>3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